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B000026F900003ACD0E158C5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ung Light TC" svg:font-family="'MSung Light TC', MingLiU"/>
    <style:font-face style:name="新細明體" svg:font-family="新細明體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1.69cm"/>
    </style:style>
    <style:style style:name="co7" style:family="table-column">
      <style:table-column-properties fo:break-before="auto" style:column-width="2.642cm"/>
    </style:style>
    <style:style style:name="co8" style:family="table-column">
      <style:table-column-properties fo:break-before="auto" style:column-width="2.77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5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38">
      <style:table-cell-properties style:glyph-orientation-vertical="0" fo:border-bottom="0.54pt solid #000000" fo:background-color="#00ff00" style:diagonal-bl-tr="none" style:diagonal-tl-br="none" style:text-align-source="fix" style:repeat-content="false" fo:wrap-option="no-wrap" fo:border-left="0.54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5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5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5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91">
      <style:table-cell-properties style:glyph-orientation-vertical="0" fo:background-color="#99ccff" style:diagonal-bl-tr="none" style:diagonal-tl-br="none" style:text-align-source="fix" style:repeat-content="false" fo:wrap-option="no-wrap" fo:border="0.5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54pt solid #000000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54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31pt solid #000000" fo:background-color="#ff66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90">
      <style:table-cell-properties style:glyph-orientation-vertical="0" fo:border-bottom="0.54pt solid #000000" fo:background-color="#00ff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91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31pt solid #000000" style:direction="ltr" fo:padding="0.071cm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0.54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54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91">
      <style:table-cell-properties style:glyph-orientation-vertical="0" fo:border-bottom="0.31pt solid #000000" fo:background-color="#ff66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91">
      <style:table-cell-properties style:glyph-orientation-vertical="0" fo:background-color="#ff66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91">
      <style:table-cell-properties style:glyph-orientation-vertical="0" fo:border-bottom="0.54pt solid #000000" fo:background-color="#ff66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91">
      <style:table-cell-properties fo:border-bottom="0.31pt solid #000000" fo:background-color="#ff6600" style:diagonal-bl-tr="none" style:diagonal-tl-br="none" fo:border-left="0.31pt solid #000000" fo:padding="0.071cm" fo:border-right="0.54pt solid #000000" style:rotation-align="none" fo:border-top="none"/>
    </style:style>
    <style:style style:name="ce24" style:family="table-cell" style:parent-style-name="Default" style:data-style-name="N191">
      <style:table-cell-properties fo:border-bottom="0.31pt solid #000000" fo:background-color="#ff6600" style:diagonal-bl-tr="none" style:diagonal-tl-br="none" fo:border-left="0.31pt solid #000000" fo:padding="0.071cm" fo:border-right="0.54pt solid #000000" style:rotation-align="none" fo:border-top="0.31pt solid #000000"/>
    </style:style>
    <style:style style:name="ce25" style:family="table-cell" style:parent-style-name="Default" style:data-style-name="N191">
      <style:table-cell-properties fo:border-bottom="0.54pt solid #000000" fo:background-color="#ff6600" style:diagonal-bl-tr="none" style:diagonal-tl-br="none" fo:border-left="0.31pt solid #000000" fo:padding="0.071cm" fo:border-right="0.54pt solid #000000" style:rotation-align="none" fo:border-top="0.31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precision-as-shown="true"/>
      <table:table table:name="Sheet2" table:style-name="ta1" table:print="false">
        <table:shapes>
          <draw:frame draw:z-index="0" draw:name="圖形 1" draw:style-name="gr1" draw:text-style-name="P1" svg:width="9.976cm" svg:height="15.052cm" svg:x="18.524cm" svg:y="0cm">
            <draw:image xlink:href="Pictures/2000000B000026F900003ACD0E158C59.svm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0"/>
        <table:table-column table:style-name="co8" table:default-cell-style-name="ce24"/>
        <table:table-row table:style-name="ro1">
          <table:table-cell table:style-name="ce1" office:value-type="string">
            <text:p>FOSC (MHz)</text:p>
          </table:table-cell>
          <table:table-cell table:style-name="ce1" office:value-type="string">
            <text:p>BaudRate</text:p>
          </table:table-cell>
          <table:table-cell table:style-name="ce1" office:value-type="string">
            <text:p>SMOD</text:p>
          </table:table-cell>
          <table:table-cell table:style-name="ce1" office:value-type="string">
            <text:p>誤差率</text:p>
          </table:table-cell>
          <table:table-cell table:style-name="ce1" office:value-type="string">
            <text:p>TH1</text:p>
          </table:table-cell>
          <table:table-cell table:style-name="ce1" office:value-type="string">
            <text:p>TH (H)</text:p>
          </table:table-cell>
          <table:table-cell table:style-name="ce3"/>
          <table:table-cell table:style-name="ce22"/>
        </table:table-row>
        <table:table-row table:style-name="ro1">
          <table:table-cell table:style-name="ce2" office:value-type="float" office:value="11.0592">
            <text:p>11.059200</text:p>
          </table:table-cell>
          <table:table-cell table:style-name="ce8" office:value-type="float" office:value="9600">
            <text:p>9600</text:p>
          </table:table-cell>
          <table:table-cell table:style-name="ce8" office:value-type="float" office:value="1">
            <text:p>1</text:p>
          </table:table-cell>
          <table:table-cell table:style-name="ce13" office:value-type="percentage" office:value="0.05">
            <text:p>5.0000%</text:p>
          </table:table-cell>
          <table:table-cell table:style-name="ce15" table:formula="of:=256-((2^[.C2]*([.A2]*1000000))/([.B2]*384))" office:value-type="float" office:value="250">
            <text:p>250</text:p>
          </table:table-cell>
          <table:table-cell table:style-name="ce17" table:formula="of:=DEC2HEX(ROUND([.E2];0);2)" office:value-type="string" office:string-value="FA">
            <text:p>FA</text:p>
          </table:table-cell>
          <table:table-cell table:style-name="ce3"/>
          <table:table-cell table:style-name="ce22"/>
        </table:table-row>
        <table:table-row table:style-name="ro1">
          <table:table-cell table:style-name="ce3" table:number-columns-repeated="7"/>
          <table:table-cell table:style-name="ce22"/>
        </table:table-row>
        <table:table-row table:style-name="ro1">
          <table:table-cell table:style-name="ce4" office:value-type="string">
            <text:p>綠色設定值</text:p>
          </table:table-cell>
          <table:table-cell table:style-name="ce3"/>
          <table:table-cell table:style-name="ce1" office:value-type="string" table:number-columns-spanned="4" table:number-rows-spanned="1">
            <text:p>單一計算</text:p>
          </table:table-cell>
          <table:covered-table-cell table:number-columns-repeated="3" table:style-name="ce1"/>
          <table:table-cell table:style-name="ce3"/>
          <table:table-cell table:style-name="ce22"/>
        </table:table-row>
        <table:table-row table:style-name="ro1">
          <table:table-cell table:style-name="ce5" office:value-type="string">
            <text:p>紅色勿變更</text:p>
          </table:table-cell>
          <table:table-cell table:style-name="ce3"/>
          <table:table-cell table:style-name="ce1" office:value-type="string">
            <text:p>覆算</text:p>
          </table:table-cell>
          <table:table-cell table:style-name="ce1" office:value-type="string">
            <text:p>誤差率</text:p>
          </table:table-cell>
          <table:table-cell table:style-name="ce1" office:value-type="string">
            <text:p>誤差率(絕)</text:p>
          </table:table-cell>
          <table:table-cell table:style-name="ce1" office:value-type="string">
            <text:p>USE</text:p>
          </table:table-cell>
          <table:table-cell table:style-name="ce3"/>
          <table:table-cell table:style-name="ce22"/>
        </table:table-row>
        <table:table-row table:style-name="ro1">
          <table:table-cell office:value-type="string">
            <text:p>灰色勿變更</text:p>
          </table:table-cell>
          <table:table-cell table:style-name="ce3"/>
          <table:table-cell table:style-name="ce9" table:formula="of:=(((2^[.C2])*([.A2]*1000000))/(384*(256-[.E2])))" office:value-type="float" office:value="9600">
            <text:p>9600</text:p>
          </table:table-cell>
          <table:table-cell table:style-name="ce14" table:formula="of:=([.C6]-[.B2])/[.B2]" office:value-type="percentage" office:value="0">
            <text:p>0.00000%</text:p>
          </table:table-cell>
          <table:table-cell table:style-name="ce16" table:formula="of:=IMABS([.D6])" office:value-type="float" office:value="0">
            <text:p>0</text:p>
          </table:table-cell>
          <table:table-cell table:style-name="ce18" table:formula="of:=IF([.D6]&lt;[.A11];&quot;可用&quot;;&quot;不可用&quot;)" office:value-type="string" office:string-value="可用">
            <text:p>可用</text:p>
          </table:table-cell>
          <table:table-cell table:style-name="ce3"/>
          <table:table-cell table:style-name="ce22"/>
        </table:table-row>
        <table:table-row table:style-name="ro1">
          <table:table-cell table:style-name="ce7" office:value-type="string">
            <text:p>青色為結果</text:p>
          </table:table-cell>
          <table:table-cell table:style-name="ce3" table:number-columns-repeated="6"/>
          <table:table-cell table:style-name="ce22"/>
        </table:table-row>
        <table:table-row table:style-name="ro1">
          <table:table-cell table:style-name="ce3" table:number-columns-repeated="7"/>
          <table:table-cell table:style-name="ce22"/>
        </table:table-row>
        <table:table-row table:style-name="ro1">
          <table:table-cell table:style-name="ce1" office:value-type="string">
            <text:p>Baud Rate</text:p>
          </table:table-cell>
          <table:table-cell table:style-name="ce1" office:value-type="string">
            <text:p>可用</text:p>
          </table:table-cell>
          <table:table-cell table:style-name="ce1" office:value-type="string">
            <text:p>TH1(H)</text:p>
          </table:table-cell>
          <table:table-cell table:style-name="ce1" office:value-type="string">
            <text:p>TH1值</text:p>
          </table:table-cell>
          <table:table-cell table:style-name="ce1" office:value-type="string">
            <text:p>TH1實</text:p>
          </table:table-cell>
          <table:table-cell table:style-name="ce1" office:value-type="string">
            <text:p>覆算</text:p>
          </table:table-cell>
          <table:table-cell table:style-name="ce1" office:value-type="string">
            <text:p>誤差率(絕)</text:p>
          </table:table-cell>
          <table:table-cell table:style-name="ce1" office:value-type="string">
            <text:p>誤差率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IF([.G10]&lt;[.$D$2];&quot;可用&quot;;&quot;不可用&quot;)" office:value-type="string" office:string-value="不可用">
            <text:p>不可用</text:p>
          </table:table-cell>
          <table:table-cell table:style-name="ce10" table:formula="of:=DEC2HEX(ROUND([.E10];0);2)" office:value-type="float" office:value="0">
            <text:p>錯誤：502</text:p>
          </table:table-cell>
          <table:table-cell table:style-name="ce10" table:formula="of:=IMABS(256-((2^[.$C$2]*([.$A$2]*1000000))/([.A10]*384)))" office:value-type="float" office:value="267.64">
            <text:p>267.64</text:p>
          </table:table-cell>
          <table:table-cell table:style-name="ce10" table:formula="of:=ROUNDDOWN([.D10];0)" office:value-type="float" office:value="267">
            <text:p>267</text:p>
          </table:table-cell>
          <table:table-cell table:style-name="ce10" table:formula="of:=IMABS((((2^[.$C$2])*([.$A$2]*1000000))/(384*(256-[.E10]))))" office:value-type="float" office:value="5236.36">
            <text:p>5236.36</text:p>
          </table:table-cell>
          <table:table-cell table:style-name="ce19" table:formula="of:=IMABS([.H10])" office:value-type="percentage" office:value="46.6032727">
            <text:p>4660.32727%</text:p>
          </table:table-cell>
          <table:table-cell table:style-name="ce23" table:formula="of:=([.A10]-[.F10])/[.A10]" office:value-type="percentage" office:value="-46.6032727">
            <text:p>-4660.32727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IF([.G11]&lt;[.$D$2];&quot;可用&quot;;&quot;不可用&quot;)" office:value-type="string" office:string-value="可用">
            <text:p>可用</text:p>
          </table:table-cell>
          <table:table-cell table:formula="of:=DEC2HEX(ROUND([.E11];0);2)" office:value-type="string" office:string-value="40">
            <text:p>40</text:p>
          </table:table-cell>
          <table:table-cell table:formula="of:=IMABS(256-((2^[.$C$2]*([.$A$2]*1000000))/([.A11]*384)))" office:value-type="float" office:value="64">
            <text:p>64</text:p>
          </table:table-cell>
          <table:table-cell table:formula="of:=ROUNDDOWN([.D11];0)" office:value-type="float" office:value="64">
            <text:p>64</text:p>
          </table:table-cell>
          <table:table-cell table:formula="of:=IMABS((((2^[.$C$2])*([.$A$2]*1000000))/(384*(256-[.E11]))))" office:value-type="float" office:value="300">
            <text:p>300</text:p>
          </table:table-cell>
          <table:table-cell table:formula="of:=IMABS([.H11])" office:value-type="percentage" office:value="0">
            <text:p>0.00000%</text:p>
          </table:table-cell>
          <table:table-cell table:formula="of:=([.A11]-[.F11])/[.A11]" office:value-type="percentage" office:value="0">
            <text:p>0.00000%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formula="of:=IF([.G12]&lt;[.$D$2];&quot;可用&quot;;&quot;不可用&quot;)" office:value-type="string" office:string-value="可用">
            <text:p>可用</text:p>
          </table:table-cell>
          <table:table-cell table:formula="of:=DEC2HEX(ROUND([.E12];0);2)" office:value-type="string" office:string-value="D0">
            <text:p>D0</text:p>
          </table:table-cell>
          <table:table-cell table:formula="of:=IMABS(256-((2^[.$C$2]*([.$A$2]*1000000))/([.A12]*384)))" office:value-type="float" office:value="208">
            <text:p>208</text:p>
          </table:table-cell>
          <table:table-cell table:formula="of:=ROUNDDOWN([.D12];0)" office:value-type="float" office:value="208">
            <text:p>208</text:p>
          </table:table-cell>
          <table:table-cell table:formula="of:=IMABS((((2^[.$C$2])*([.$A$2]*1000000))/(384*(256-[.E12]))))" office:value-type="float" office:value="1200">
            <text:p>1200</text:p>
          </table:table-cell>
          <table:table-cell table:formula="of:=IMABS([.H12])" office:value-type="percentage" office:value="0">
            <text:p>0.00000%</text:p>
          </table:table-cell>
          <table:table-cell table:formula="of:=([.A12]-[.F12])/[.A12]" office:value-type="percentage" office:value="0">
            <text:p>0.00000%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IF([.G13]&lt;[.$D$2];&quot;可用&quot;;&quot;不可用&quot;)" office:value-type="string" office:string-value="可用">
            <text:p>可用</text:p>
          </table:table-cell>
          <table:table-cell table:formula="of:=DEC2HEX(ROUND([.E13];0);2)" office:value-type="string" office:string-value="E8">
            <text:p>E8</text:p>
          </table:table-cell>
          <table:table-cell table:formula="of:=IMABS(256-((2^[.$C$2]*([.$A$2]*1000000))/([.A13]*384)))" office:value-type="float" office:value="232">
            <text:p>232</text:p>
          </table:table-cell>
          <table:table-cell table:formula="of:=ROUNDDOWN([.D13];0)" office:value-type="float" office:value="232">
            <text:p>232</text:p>
          </table:table-cell>
          <table:table-cell table:formula="of:=IMABS((((2^[.$C$2])*([.$A$2]*1000000))/(384*(256-[.E13]))))" office:value-type="float" office:value="2400">
            <text:p>2400</text:p>
          </table:table-cell>
          <table:table-cell table:formula="of:=IMABS([.H13])" office:value-type="percentage" office:value="0">
            <text:p>0.00000%</text:p>
          </table:table-cell>
          <table:table-cell table:formula="of:=([.A13]-[.F13])/[.A13]" office:value-type="percentage" office:value="0">
            <text:p>0.00000%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IF([.G14]&lt;[.$D$2];&quot;可用&quot;;&quot;不可用&quot;)" office:value-type="string" office:string-value="可用">
            <text:p>可用</text:p>
          </table:table-cell>
          <table:table-cell table:formula="of:=DEC2HEX(ROUND([.E14];0);2)" office:value-type="string" office:string-value="F4">
            <text:p>F4</text:p>
          </table:table-cell>
          <table:table-cell table:formula="of:=IMABS(256-((2^[.$C$2]*([.$A$2]*1000000))/([.A14]*384)))" office:value-type="float" office:value="244">
            <text:p>244</text:p>
          </table:table-cell>
          <table:table-cell table:formula="of:=ROUNDDOWN([.D14];0)" office:value-type="float" office:value="244">
            <text:p>244</text:p>
          </table:table-cell>
          <table:table-cell table:formula="of:=IMABS((((2^[.$C$2])*([.$A$2]*1000000))/(384*(256-[.E14]))))" office:value-type="float" office:value="4800">
            <text:p>4800</text:p>
          </table:table-cell>
          <table:table-cell table:formula="of:=IMABS([.H14])" office:value-type="percentage" office:value="0">
            <text:p>0.00000%</text:p>
          </table:table-cell>
          <table:table-cell table:formula="of:=([.A14]-[.F14])/[.A14]" office:value-type="percentage" office:value="0">
            <text:p>0.00000%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IF([.G15]&lt;[.$D$2];&quot;可用&quot;;&quot;不可用&quot;)" office:value-type="string" office:string-value="可用">
            <text:p>可用</text:p>
          </table:table-cell>
          <table:table-cell table:formula="of:=DEC2HEX(ROUND([.E15];0);2)" office:value-type="string" office:string-value="FA">
            <text:p>FA</text:p>
          </table:table-cell>
          <table:table-cell table:formula="of:=IMABS(256-((2^[.$C$2]*([.$A$2]*1000000))/([.A15]*384)))" office:value-type="float" office:value="250">
            <text:p>250</text:p>
          </table:table-cell>
          <table:table-cell table:formula="of:=ROUNDDOWN([.D15];0)" office:value-type="float" office:value="250">
            <text:p>250</text:p>
          </table:table-cell>
          <table:table-cell table:formula="of:=IMABS((((2^[.$C$2])*([.$A$2]*1000000))/(384*(256-[.E15]))))" office:value-type="float" office:value="9600">
            <text:p>9600</text:p>
          </table:table-cell>
          <table:table-cell table:formula="of:=IMABS([.H15])" office:value-type="percentage" office:value="0">
            <text:p>0.00000%</text:p>
          </table:table-cell>
          <table:table-cell table:formula="of:=([.A15]-[.F15])/[.A15]" office:value-type="percentage" office:value="0">
            <text:p>0.00000%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f:=IF([.G16]&lt;[.$D$2];&quot;可用&quot;;&quot;不可用&quot;)" office:value-type="string" office:string-value="可用">
            <text:p>可用</text:p>
          </table:table-cell>
          <table:table-cell table:formula="of:=DEC2HEX(ROUND([.E16];0);2)" office:value-type="string" office:string-value="FD">
            <text:p>FD</text:p>
          </table:table-cell>
          <table:table-cell table:formula="of:=IMABS(256-((2^[.$C$2]*([.$A$2]*1000000))/([.A16]*384)))" office:value-type="float" office:value="253">
            <text:p>253</text:p>
          </table:table-cell>
          <table:table-cell table:formula="of:=ROUNDDOWN([.D16];0)" office:value-type="float" office:value="253">
            <text:p>253</text:p>
          </table:table-cell>
          <table:table-cell table:formula="of:=IMABS((((2^[.$C$2])*([.$A$2]*1000000))/(384*(256-[.E16]))))" office:value-type="float" office:value="19200">
            <text:p>19200</text:p>
          </table:table-cell>
          <table:table-cell table:formula="of:=IMABS([.H16])" office:value-type="percentage" office:value="0">
            <text:p>0.00000%</text:p>
          </table:table-cell>
          <table:table-cell table:formula="of:=([.A16]-[.F16])/[.A16]" office:value-type="percentage" office:value="0">
            <text:p>0.00000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IF([.G17]&lt;[.$D$2];&quot;可用&quot;;&quot;不可用&quot;)" office:value-type="string" office:string-value="不可用">
            <text:p>不可用</text:p>
          </table:table-cell>
          <table:table-cell table:formula="of:=DEC2HEX(ROUND([.E17];0);2)" office:value-type="string" office:string-value="FE">
            <text:p>FE</text:p>
          </table:table-cell>
          <table:table-cell table:formula="of:=IMABS(256-((2^[.$C$2]*([.$A$2]*1000000))/([.A17]*384)))" office:value-type="float" office:value="254.5">
            <text:p>254.5</text:p>
          </table:table-cell>
          <table:table-cell table:formula="of:=ROUNDDOWN([.D17];0)" office:value-type="float" office:value="254">
            <text:p>254</text:p>
          </table:table-cell>
          <table:table-cell table:formula="of:=IMABS((((2^[.$C$2])*([.$A$2]*1000000))/(384*(256-[.E17]))))" office:value-type="float" office:value="28800">
            <text:p>28800</text:p>
          </table:table-cell>
          <table:table-cell table:formula="of:=IMABS([.H17])" office:value-type="percentage" office:value="0.25">
            <text:p>25.00000%</text:p>
          </table:table-cell>
          <table:table-cell table:formula="of:=([.A17]-[.F17])/[.A17]" office:value-type="percentage" office:value="0.25">
            <text:p>25.00000%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IF([.G18]&lt;[.$D$2];&quot;可用&quot;;&quot;不可用&quot;)" office:value-type="string" office:string-value="可用">
            <text:p>可用</text:p>
          </table:table-cell>
          <table:table-cell table:formula="of:=DEC2HEX(ROUND([.E18];0);2)" office:value-type="string" office:string-value="FF">
            <text:p>FF</text:p>
          </table:table-cell>
          <table:table-cell table:formula="of:=IMABS(256-((2^[.$C$2]*([.$A$2]*1000000))/([.A18]*384)))" office:value-type="float" office:value="255">
            <text:p>255</text:p>
          </table:table-cell>
          <table:table-cell table:formula="of:=ROUNDDOWN([.D18];0)" office:value-type="float" office:value="255">
            <text:p>255</text:p>
          </table:table-cell>
          <table:table-cell table:formula="of:=IMABS((((2^[.$C$2])*([.$A$2]*1000000))/(384*(256-[.E18]))))" office:value-type="float" office:value="57600">
            <text:p>57600</text:p>
          </table:table-cell>
          <table:table-cell table:formula="of:=IMABS([.H18])" office:value-type="percentage" office:value="0">
            <text:p>0.00000%</text:p>
          </table:table-cell>
          <table:table-cell table:formula="of:=([.A18]-[.F18])/[.A18]" office:value-type="percentage" office:value="0">
            <text:p>0.00000%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f:=IF([.G19]&lt;[.$D$2];&quot;可用&quot;;&quot;不可用&quot;)" office:value-type="string" office:string-value="不可用">
            <text:p>不可用</text:p>
          </table:table-cell>
          <table:table-cell table:formula="of:=DEC2HEX(ROUND([.E19];0);2)" office:value-type="string" office:string-value="FF">
            <text:p>FF</text:p>
          </table:table-cell>
          <table:table-cell table:formula="of:=IMABS(256-((2^[.$C$2]*([.$A$2]*1000000))/([.A19]*384)))" office:value-type="float" office:value="255.5">
            <text:p>255.5</text:p>
          </table:table-cell>
          <table:table-cell table:formula="of:=ROUNDDOWN([.D19];0)" office:value-type="float" office:value="255">
            <text:p>255</text:p>
          </table:table-cell>
          <table:table-cell table:formula="of:=IMABS((((2^[.$C$2])*([.$A$2]*1000000))/(384*(256-[.E19]))))" office:value-type="float" office:value="57600">
            <text:p>57600</text:p>
          </table:table-cell>
          <table:table-cell table:formula="of:=IMABS([.H19])" office:value-type="percentage" office:value="0.5">
            <text:p>50.00000%</text:p>
          </table:table-cell>
          <table:table-cell table:formula="of:=([.A19]-[.F19])/[.A19]" office:value-type="percentage" office:value="0.5">
            <text:p>50.00000%</text:p>
          </table:table-cell>
        </table:table-row>
        <table:table-row table:style-name="ro1">
          <table:table-cell office:value-type="float" office:value="230400">
            <text:p>230400</text:p>
          </table:table-cell>
          <table:table-cell table:formula="of:=IF([.G20]&lt;[.$D$2];&quot;可用&quot;;&quot;不可用&quot;)" office:value-type="string" office:string-value="不可用">
            <text:p>不可用</text:p>
          </table:table-cell>
          <table:table-cell table:formula="of:=DEC2HEX(ROUND([.E20];0);2)" office:value-type="string" office:string-value="FF">
            <text:p>FF</text:p>
          </table:table-cell>
          <table:table-cell table:formula="of:=IMABS(256-((2^[.$C$2]*([.$A$2]*1000000))/([.A20]*384)))" office:value-type="float" office:value="255.75">
            <text:p>255.75</text:p>
          </table:table-cell>
          <table:table-cell table:formula="of:=ROUNDDOWN([.D20];0)" office:value-type="float" office:value="255">
            <text:p>255</text:p>
          </table:table-cell>
          <table:table-cell table:formula="of:=IMABS((((2^[.$C$2])*([.$A$2]*1000000))/(384*(256-[.E20]))))" office:value-type="float" office:value="57600">
            <text:p>57600</text:p>
          </table:table-cell>
          <table:table-cell table:formula="of:=IMABS([.H20])" office:value-type="percentage" office:value="0.75">
            <text:p>75.00000%</text:p>
          </table:table-cell>
          <table:table-cell table:formula="of:=([.A20]-[.F20])/[.A20]" office:value-type="percentage" office:value="0.75">
            <text:p>75.00000%</text:p>
          </table:table-cell>
        </table:table-row>
        <table:table-row table:style-name="ro1">
          <table:table-cell office:value-type="float" office:value="460800">
            <text:p>460800</text:p>
          </table:table-cell>
          <table:table-cell table:formula="of:=IF([.G21]&lt;[.$D$2];&quot;可用&quot;;&quot;不可用&quot;)" office:value-type="string" office:string-value="不可用">
            <text:p>不可用</text:p>
          </table:table-cell>
          <table:table-cell table:formula="of:=DEC2HEX(ROUND([.E21];0);2)" office:value-type="string" office:string-value="FF">
            <text:p>FF</text:p>
          </table:table-cell>
          <table:table-cell table:formula="of:=IMABS(256-((2^[.$C$2]*([.$A$2]*1000000))/([.A21]*384)))" office:value-type="float" office:value="255.88">
            <text:p>255.88</text:p>
          </table:table-cell>
          <table:table-cell table:formula="of:=ROUNDDOWN([.D21];0)" office:value-type="float" office:value="255">
            <text:p>255</text:p>
          </table:table-cell>
          <table:table-cell table:formula="of:=IMABS((((2^[.$C$2])*([.$A$2]*1000000))/(384*(256-[.E21]))))" office:value-type="float" office:value="57600">
            <text:p>57600</text:p>
          </table:table-cell>
          <table:table-cell table:formula="of:=IMABS([.H21])" office:value-type="percentage" office:value="0.875">
            <text:p>87.50000%</text:p>
          </table:table-cell>
          <table:table-cell table:formula="of:=([.A21]-[.F21])/[.A21]" office:value-type="percentage" office:value="0.875">
            <text:p>87.50000%</text:p>
          </table:table-cell>
        </table:table-row>
        <table:table-row table:style-name="ro1">
          <table:table-cell office:value-type="float" office:value="921600">
            <text:p>921600</text:p>
          </table:table-cell>
          <table:table-cell table:formula="of:=IF([.G22]&lt;[.$D$2];&quot;可用&quot;;&quot;不可用&quot;)" office:value-type="string" office:string-value="不可用">
            <text:p>不可用</text:p>
          </table:table-cell>
          <table:table-cell table:style-name="ce12" table:formula="of:=DEC2HEX(ROUND([.E22];0);2)" office:value-type="string" office:string-value="FF">
            <text:p>FF</text:p>
          </table:table-cell>
          <table:table-cell table:style-name="ce12" table:formula="of:=IMABS(256-((2^[.$C$2]*([.$A$2]*1000000))/([.A22]*384)))" office:value-type="float" office:value="255.94">
            <text:p>255.94</text:p>
          </table:table-cell>
          <table:table-cell table:style-name="ce12" table:formula="of:=ROUNDDOWN([.D22];0)" office:value-type="float" office:value="255">
            <text:p>255</text:p>
          </table:table-cell>
          <table:table-cell table:style-name="ce12" table:formula="of:=IMABS((((2^[.$C$2])*([.$A$2]*1000000))/(384*(256-[.E22]))))" office:value-type="float" office:value="57600">
            <text:p>57600</text:p>
          </table:table-cell>
          <table:table-cell table:style-name="ce21" table:formula="of:=IMABS([.H22])" office:value-type="percentage" office:value="0.9375">
            <text:p>93.75000%</text:p>
          </table:table-cell>
          <table:table-cell table:style-name="ce25" table:formula="of:=([.A22]-[.F22])/[.A22]" office:value-type="percentage" office:value="0.9375">
            <text:p>93.75000%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Sung Light TC" svg:font-family="'MSung Light TC', MingLiU"/>
    <style:font-face style:name="新細明體" svg:font-family="新細明體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新細明體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date-style style:name="N136">
      <number:hours/>
      <number:year number:calendar="ROC"/>
      <number:text>x</number:text>
    </number:date-style>
    <number:number-style style:name="N137">
      <number:number number:decimal-places="4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10" number:min-integer-digits="1"/>
    </number:number-style>
    <number:number-style style:name="N140">
      <number:number number:decimal-places="8" number:min-integer-digits="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text>US$</number:text>
      <number:number number:decimal-places="0" number:min-integer-digits="1" number:grouping="true"/>
      <number:text> </number:text>
    </number:number-style>
    <number:number-style style:name="N148">
      <number:text>(US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US$</number:text>
      <number:number number:decimal-places="2" number:min-integer-digits="1" number:grouping="true"/>
      <number:text> </number:text>
    </number:number-style>
    <number:number-style style:name="N151">
      <number:text>(US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US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</number:number-style>
    <number:number-style style:name="N153">
      <number:text>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</number:number-style>
    <number:number-style style:name="N155">
      <number:text>-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3">
      <number:minutes number:style="long"/>
      <number:text>:</number:text>
      <number:seconds number:style="long"/>
    </number:time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number:min-integer-digits="3" number:min-exponent-digits="1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-$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US$</number:text>
      <number:number number:decimal-places="0" number:min-integer-digits="1" number:grouping="true"/>
      <number:text> </number:text>
    </number:number-style>
    <number:number-style style:name="N181">
      <number:text>(US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US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US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-</number:text>
      <number:number number:decimal-places="0" number:min-integer-digits="1" number:grouping="true"/>
      <number:text> </number:text>
    </number:number-style>
    <number:number-style style:name="N185P2" style:volatile="true">
      <number:text> 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number:number number:decimal-places="0" number:min-integer-digits="1" number:grouping="true"/>
      <number:text> </number:text>
    </number:number-style>
    <number:number-style style:name="N186P1" style:volatile="true">
      <number:text>-$</number:text>
      <number:number number:decimal-places="0" number:min-integer-digits="1" number:grouping="true"/>
      <number:text> </number:text>
    </number:number-style>
    <number:number-style style:name="N186P2" style:volatile="true">
      <number:text> $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-$</number:text>
      <number:number number:decimal-places="2" number:min-integer-digits="1" number:grouping="true"/>
      <number:text> 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scientific-number number:decimal-places="1" number:min-integer-digits="3" number:min-exponent-digits="1"/>
    </number:number-style>
    <number:percentage-style style:name="N190">
      <number:number number:decimal-places="4" number:min-integer-digits="1"/>
      <number:text>%</number:text>
    </number:percentage-style>
    <number:percentage-style style:name="N191">
      <number:number number:decimal-places="5" number:min-integer-digits="1"/>
      <number:text>%</number:text>
    </number:percentage-style>
    <number:date-style style:name="N5134" number:language="zh" number:country="TW">
      <number:day/>
      <number:text>-</number:text>
      <number:month number:textual="true"/>
      <number:text>-</number:text>
      <number:year/>
    </number:date-style>
    <number:date-style style:name="N5135" number:language="zh" number:country="TW">
      <number:day/>
      <number:text>-</number:text>
      <number:month number:textual="true"/>
    </number:date-style>
    <number:date-style style:name="N5136" number:language="zh" number:country="TW">
      <number:month number:textual="true"/>
      <number:text>-</number:text>
      <number:year/>
    </number:date-style>
    <number:time-style style:name="N5137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38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39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4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41" number:language="zh" number:country="TW">
      <number:month/>
      <number:text>/</number:text>
      <number:day/>
      <number:text>/</number:text>
      <number:year/>
    </number:date-style>
    <number:date-style style:name="N514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5143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44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46P0" style:volatile="true" number:language="zh" number:country="TW">
      <number:text>$</number:text>
      <number:number number:decimal-places="0" number:min-integer-digits="1" number:grouping="true"/>
    </number:number-style>
    <number:number-style style:name="N5146" number:language="zh" number:country="TW">
      <number:text>-$</number:text>
      <number:number number:decimal-places="0" number:min-integer-digits="1" number:grouping="true"/>
      <style:map style:condition="value()&gt;=0" style:apply-style-name="N5146P0"/>
    </number:number-style>
    <number:number-style style:name="N5147P0" style:volatile="true" number:language="zh" number:country="TW">
      <number:text>$</number:text>
      <number:number number:decimal-places="0" number:min-integer-digits="1" number:grouping="true"/>
    </number:number-style>
    <number:number-style style:name="N5147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47P0"/>
    </number:number-style>
    <number:number-style style:name="N5149P0" style:volatile="true" number:language="zh" number:country="TW">
      <number:text>$</number:text>
      <number:number number:decimal-places="2" number:min-integer-digits="1" number:grouping="true"/>
    </number:number-style>
    <number:number-style style:name="N5149" number:language="zh" number:country="TW">
      <number:text>-$</number:text>
      <number:number number:decimal-places="2" number:min-integer-digits="1" number:grouping="true"/>
      <style:map style:condition="value()&gt;=0" style:apply-style-name="N5149P0"/>
    </number:number-style>
    <number:number-style style:name="N5150P0" style:volatile="true" number:language="zh" number:country="TW">
      <number:text>$</number:text>
      <number:number number:decimal-places="2" number:min-integer-digits="1" number:grouping="true"/>
    </number:number-style>
    <number:number-style style:name="N515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50P0"/>
    </number:number-style>
    <number:date-style style:name="N515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5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53" number:language="zh" number:country="TW">
      <number:month/>
      <number:text>/</number:text>
      <number:day/>
      <number:text>/</number:text>
      <number:year/>
    </number:date-style>
    <number:date-style style:name="N515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5155" number:language="zh" number:country="TW">
      <number:hours number:style="long"/>
      <number:text>時</number:text>
      <number:minutes number:style="long"/>
      <number:text>分</number:text>
    </number:time-style>
    <number:time-style style:name="N515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5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5159P0" style:volatile="true" number:language="zh" number:country="TW">
      <number:text>$</number:text>
      <number:number number:decimal-places="0" number:min-integer-digits="1" number:grouping="true"/>
    </number:currency-style>
    <number:currency-style style:name="N5159" number:language="zh" number:country="TW">
      <number:text>-$</number:text>
      <number:number number:decimal-places="0" number:min-integer-digits="1" number:grouping="true"/>
      <style:map style:condition="value()&gt;=0" style:apply-style-name="N5159P0"/>
    </number:currency-style>
    <number:currency-style style:name="N5160P0" style:volatile="true" number:language="zh" number:country="TW">
      <number:text>$</number:text>
      <number:number number:decimal-places="0" number:min-integer-digits="1" number:grouping="true"/>
    </number:currency-style>
    <number:currency-style style:name="N516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60P0"/>
    </number:currency-style>
    <number:currency-style style:name="N5161P0" style:volatile="true" number:language="zh" number:country="TW">
      <number:text>$</number:text>
      <number:number number:decimal-places="2" number:min-integer-digits="1" number:grouping="true"/>
    </number:currency-style>
    <number:currency-style style:name="N5161" number:language="zh" number:country="TW">
      <number:text>-$</number:text>
      <number:number number:decimal-places="2" number:min-integer-digits="1" number:grouping="true"/>
      <style:map style:condition="value()&gt;=0" style:apply-style-name="N5161P0"/>
    </number:currency-style>
    <number:currency-style style:name="N5162P0" style:volatile="true" number:language="zh" number:country="TW">
      <number:text>$</number:text>
      <number:number number:decimal-places="2" number:min-integer-digits="1" number:grouping="true"/>
    </number:currency-style>
    <number:currency-style style:name="N5162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62P0"/>
    </number:currency-style>
    <style:style style:name="Default" style:family="table-cell">
      <style:table-cell-properties fo:padding="0.071cm" style:rotation-align="none" style:vertical-align="middle"/>
      <style:text-properties fo:color="#000000"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  <draw:marker draw:name="線條箭頭_20_1" draw:display-name="線條箭頭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00/00/00</text:date>, <text:time style:data-style-name="N2" text:time-value="0000-00-00T01:07:14.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N_20_MOD1" style:display-name="PageStyle_SCON MO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N_20_MOD1_20_1" style:display-name="PageStyle_SCON MOD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7M44S</meta:editing-duration>
    <meta:editing-cycles>102</meta:editing-cycles>
    <meta:generator>LibreOffice/3.6$Windows_x86 LibreOffice_project/58f22d5-270d05a-e2abed1-ea17a85-9b5702</meta:generator>
    <dc:date>2013-04-02T01:17:51.14</dc:date>
    <meta:document-statistic meta:table-count="2" meta:cell-count="137" meta:object-count="1"/>
    <meta:user-defined meta:name="Info 1"/>
    <meta:user-defined meta:name="Info 2"/>
    <meta:user-defined meta:name="Info 3"/>
    <meta:user-defined meta:name="Info 4"/>
  </office:meta>
</office:document-meta>
</file>